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Heading_20_1">
      <style:text-properties officeooo:paragraph-rsid="0040307c"/>
    </style:style>
    <style:style style:name="P17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8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19" style:family="paragraph" style:parent-style-name="Normal">
      <style:text-properties officeooo:paragraph-rsid="0040307c"/>
    </style:style>
    <style:style style:name="P20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21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2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2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8">[NAME]</text:p>
            <text:p text:style-name="P10"/>
            <text:p text:style-name="P10">[JOB_TITLE]</text:p>
            <text:p text:style-name="Contact_20_info">[PHONE] – <text:span text:style-name="T15">[EMAIL] – </text:span><text:span text:style-name="T16">[WEBSITE]</text:span></text:p>
            <text:p text:style-name="Contact_20_info"/>
            <text:p text:style-name="P7">[SHORT_DESCRIPTION]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experience-section">
              <text:p text:style-name="P8"><text:span text:style-name="T9">[CV_UNIT_NAME] – </text:span><text:span text:style-name="T13">[CV_UNIT_COMPANY]</text:span><text:span text:style-name="T9">:</text:span><text:span text:style-name="T11"> </text:span><text:span text:style-name="T14">[CV_UNIT_START_DATE_MONTH_YEAR]</text:span><text:span text:style-name="T5"> -</text:span><text:span text:style-name="T4"> </text:span><text:span text:style-name="T6">[CV_UNIT_END_DATE_MONTH_YEAR]</text:span></text:p>
              <text:p text:style-name="P3">[CV_UNIT_CONTENT]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ducation-section">
              <text:p text:style-name="P9"><text:span text:style-name="T10">[CV_UNIT_NAME] - </text:span><text:span text:style-name="T12">[CV_UNIT_COMPANY]</text:span><text:span text:style-name="T10">:</text:span><text:span text:style-name="T3"> </text:span><text:span text:style-name="T7">[CV_UNIT_START_DATE_MONTH_YEAR]</text:span><text:span text:style-name="T4"> - </text:span><text:span text:style-name="T8">[CV_UNIT_END_DATE_MONTH_YEAR]</text:span><text:span text:style-name="T4"> </text:span></text:p>
              <text:p text:style-name="P4">[CV_UNIT_CONTENT]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skills-section">
              <text:p text:style-name="P6"><text:span text:style-name="T17">[CV_UNIT_NAME]: </text:span>[CV_UNIT_CONTENT]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[NAME], [STREET], [PLZ_WITH_LOCATION]</text:p>
      <text:p text:style-name="P22">Anrede</text:p>
      <text:p text:style-name="P22">Vorname Name</text:p>
      <text:p text:style-name="P22">Firma</text:p>
      <text:p text:style-name="P22">Adresse</text:p>
      <text:p text:style-name="P22">PLZ Ort</text:p>
      <text:p text:style-name="P23"/>
      <text:p text:style-name="P23"/>
      <text:p text:style-name="P23"/>
      <text:p text:style-name="P23"/>
      <text:p text:style-name="P19"><text:span text:style-name="T18">[LOCATION]</text:span>, <text:span text:style-name="T18"><text:date style:data-style-name="N10081" text:date-value="2021-11-17T19:57:28.263860098">17. November 2021</text:date></text:span></text:p>
      <text:p text:style-name="P23"/>
      <text:h text:style-name="P16" text:outline-level="1">Bewerbung als [JOB_TITLE]</text:h>
      <text:p text:style-name="P23"/>
      <text:p text:style-name="P19">Sehr geehrte Damen und Herren</text:p>
      <text:p text:style-name="P19"/>
      <text:p text:style-name="P19">[MOTIVATION_LETTER_WHY_YOU]</text:p>
      <text:p text:style-name="P19"/>
      <text:p text:style-name="P19">[MOTIVATION_LETTER_WHY_ME]</text:p>
      <text:p text:style-name="P19"/>
      <text:p text:style-name="P19">[MOTIVATION_LETTER_WHY_US]</text:p>
      <text:p text:style-name="P19"/>
      <text:p text:style-name="P19">Freundliche Grüße</text:p>
      <text:p text:style-name="P19"/>
      <text:p text:style-name="P19">[NAME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[NAME]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1$Linux_X86_64 LibreOffice_project/7b257967b9cd574cb72598999edde852baa10d80</meta:generator>
    <dc:title>Substantial OpenOffice Resume</dc:title>
    <meta:creation-date>2017-08-04T17:35:35.17</meta:creation-date>
    <meta:editing-cycles>51</meta:editing-cycles>
    <meta:editing-duration>PT2H48M36S</meta:editing-duration>
    <dc:subject>hloom.com</dc:subject>
    <meta:initial-creator>hloom.com </meta:initial-creator>
    <dc:date>2021-11-17T19:57:12.513534251</dc:date>
    <meta:document-statistic meta:table-count="1" meta:image-count="0" meta:object-count="0" meta:page-count="2" meta:paragraph-count="27" meta:word-count="53" meta:character-count="622" meta:non-whitespace-character-count="591"/>
  </office:meta>
</office:document-meta>
</file>